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181.6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250.84pt"/>
    </style:style>
    <style:style style:name="co8" style:family="table-column">
      <style:table-column-properties fo:break-before="auto" style:column-width="374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0.06pt solid #000000" fo:border-left="2.01pt solid #000000" fo:border-right="none" fo:border-top="0.06pt solid #000000"/>
    </style:style>
    <style:style style:name="ce4" style:family="table-cell" style:parent-style-name="Default">
      <style:table-cell-properties fo:border-bottom="none" fo:border-left="2.01pt solid #000000" fo:border-right="none" fo:border-top="2.01pt solid #000000"/>
    </style:style>
    <style:style style:name="ce5" style:family="table-cell" style:parent-style-name="Default">
      <style:table-cell-properties fo:border-bottom="2.01pt solid #000000" fo:border-left="2.01pt solid #000000" fo:border-right="none" fo:border-top="none"/>
    </style:style>
    <style:style style:name="ce6" style:family="table-cell" style:parent-style-name="Default">
      <style:table-cell-properties fo:border-bottom="2.01pt solid #000000" fo:border-left="none" fo:border-right="none" fo:border-top="2.01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none" fo:border-top="2.01pt solid #000000"/>
    </style:style>
    <style:style style:name="ce9" style:family="table-cell" style:parent-style-name="Default">
      <style:table-cell-properties fo:border-bottom="2.01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13" style:family="table-cell" style:parent-style-name="Default">
      <style:table-cell-properties fo:border-bottom="none" fo:border-left="none" fo:border-right="2.01pt solid #000000" fo:border-top="none"/>
    </style:style>
    <style:style style:name="ce14" style:family="table-cell" style:parent-style-name="Default">
      <style:table-cell-properties fo:border-bottom="0.06pt solid #000000" fo:border-left="none" fo:border-right="2.01pt solid #000000" fo:border-top="0.06pt solid #000000"/>
    </style:style>
    <style:style style:name="ce15" style:family="table-cell" style:parent-style-name="Default">
      <style:table-cell-properties fo:border-bottom="none" fo:border-left="none" fo:border-right="2.01pt solid #000000" fo:border-top="2.01pt solid #000000"/>
    </style:style>
    <style:style style:name="ce16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sults_Al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1" office:value-type="string" calcext:value-type="string">
            <text:p>Model</text:p>
          </table:table-cell>
          <table:table-cell table:style-name="ce6" office:value-type="string" calcext:value-type="string">
            <text:p>Stamp</text:p>
          </table:table-cell>
          <table:table-cell table:style-name="ce6" office:value-type="string" calcext:value-type="string">
            <text:p>Lower</text:p>
          </table:table-cell>
          <table:table-cell table:style-name="ce6" office:value-type="string" calcext:value-type="string">
            <text:p>Upper</text:p>
          </table:table-cell>
          <table:table-cell table:style-name="ce6" office:value-type="string" calcext:value-type="string">
            <text:p>Solver_Time</text:p>
          </table:table-cell>
          <table:table-cell table:style-name="ce6" office:value-type="string" calcext:value-type="string">
            <text:p>Overall_Time</text:p>
          </table:table-cell>
          <table:table-cell table:style-name="ce6" office:value-type="string" calcext:value-type="string">
            <text:p>Solver_Info</text:p>
          </table:table-cell>
          <table:table-cell table:style-name="ce12"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36:33 id:2261</text:p>
          </table:table-cell>
          <table:table-cell office:value-type="float" office:value="0" calcext:value-type="float">
            <text:p>0</text:p>
          </table:table-cell>
          <table:table-cell office:value-type="float" office:value="0.871619359138664" calcext:value-type="float">
            <text:p>0.871619359138664</text:p>
          </table:table-cell>
          <table:table-cell office:value-type="float" office:value="0" calcext:value-type="float">
            <text:p>0</text:p>
          </table:table-cell>
          <table:table-cell office:value-type="float" office:value="307.285915" calcext:value-type="float">
            <text:p>307.285915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36:45 id:2261</text:p>
          </table:table-cell>
          <table:table-cell office:value-type="float" office:value="0" calcext:value-type="float">
            <text:p>0</text:p>
          </table:table-cell>
          <table:table-cell office:value-type="float" office:value="0.863059431916671" calcext:value-type="float">
            <text:p>0.863059431916671</text:p>
          </table:table-cell>
          <table:table-cell office:value-type="float" office:value="3.221653" calcext:value-type="float">
            <text:p>3.221653</text:p>
          </table:table-cell>
          <table:table-cell office:value-type="float" office:value="11.269009" calcext:value-type="float">
            <text:p>11.269009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</table:table-row>
        <table:table-row table:style-name="ro1">
          <table:table-cell table:style-name="ce3" office:value-type="string" calcext:value-type="string">
            <text:p>ipend(1,2,1,10,5;2,0.4,1.2;1)</text:p>
          </table:table-cell>
          <table:table-cell table:style-name="ce7" office:value-type="string" calcext:value-type="string">
            <text:p>2020.03.31. Tuesday 16:41:25 id:22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63357022191555" calcext:value-type="float">
            <text:p>0.863357022191555</text:p>
          </table:table-cell>
          <table:table-cell table:style-name="ce7" office:value-type="float" office:value="140.319155" calcext:value-type="float">
            <text:p>140.319155</text:p>
          </table:table-cell>
          <table:table-cell table:style-name="ce7" office:value-type="float" office:value="279.413245" calcext:value-type="float">
            <text:p>279.413245</text:p>
          </table:table-cell>
          <table:table-cell table:style-name="ce7" office:value-type="string" calcext:value-type="string">
            <text:p>15x15x15, Successfully solved (MOSEK)</text:p>
          </table:table-cell>
          <table:table-cell table:style-name="ce14" office:value-type="string" calcext:value-type="string">
            <text:p>Req grid for T=Inf, delta=0: InfxInfxInf (Wu, 1995)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41:35 id:2261</text:p>
          </table:table-cell>
          <table:table-cell office:value-type="float" office:value="0" calcext:value-type="float">
            <text:p>0</text:p>
          </table:table-cell>
          <table:table-cell office:value-type="float" office:value="0.881365062151405" calcext:value-type="float">
            <text:p>0.881365062151405</text:p>
          </table:table-cell>
          <table:table-cell office:value-type="float" office:value="3.255297" calcext:value-type="float">
            <text:p>3.255297</text:p>
          </table:table-cell>
          <table:table-cell office:value-type="float" office:value="9.822741" calcext:value-type="float">
            <text:p>9.822741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0, delta=0.0001: 53486197x136308911x598465449 (Wu, 1995)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41:46 id:2261</text:p>
          </table:table-cell>
          <table:table-cell office:value-type="float" office:value="0" calcext:value-type="float">
            <text:p>0</text:p>
          </table:table-cell>
          <table:table-cell office:value-type="float" office:value="0.887457877701511" calcext:value-type="float">
            <text:p>0.887457877701511</text:p>
          </table:table-cell>
          <table:table-cell office:value-type="float" office:value="2.710825" calcext:value-type="float">
            <text:p>2.710825</text:p>
          </table:table-cell>
          <table:table-cell office:value-type="float" office:value="9.130255" calcext:value-type="float">
            <text:p>9.130255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, delta=0.001: 534862x1363090x5984655 (Wu, 1995)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41:56 id:2261</text:p>
          </table:table-cell>
          <table:table-cell office:value-type="float" office:value="0" calcext:value-type="float">
            <text:p>0</text:p>
          </table:table-cell>
          <table:table-cell office:value-type="float" office:value="0.982356017719424" calcext:value-type="float">
            <text:p>0.982356017719424</text:p>
          </table:table-cell>
          <table:table-cell office:value-type="float" office:value="2.596844" calcext:value-type="float">
            <text:p>2.596844</text:p>
          </table:table-cell>
          <table:table-cell office:value-type="float" office:value="9.523531" calcext:value-type="float">
            <text:p>9.523531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, delta=0.01: 5349x13631x59847 (Wu, 1995)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42:06 id:2261</text:p>
          </table:table-cell>
          <table:table-cell office:value-type="float" office:value="0" calcext:value-type="float">
            <text:p>0</text:p>
          </table:table-cell>
          <table:table-cell office:value-type="float" office:value="1.56089462816006" calcext:value-type="float">
            <text:p>1.56089462816006</text:p>
          </table:table-cell>
          <table:table-cell office:value-type="float" office:value="2.605205" calcext:value-type="float">
            <text:p>2.605205</text:p>
          </table:table-cell>
          <table:table-cell office:value-type="float" office:value="9.123281" calcext:value-type="float">
            <text:p>9.123281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, delta=0.1: 535x1364x5985 (Wu, 1995)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42:16 id:2261</text:p>
          </table:table-cell>
          <table:table-cell office:value-type="float" office:value="0" calcext:value-type="float">
            <text:p>0</text:p>
          </table:table-cell>
          <table:table-cell office:value-type="float" office:value="1.47978421203999" calcext:value-type="float">
            <text:p>1.47978421203999</text:p>
          </table:table-cell>
          <table:table-cell office:value-type="float" office:value="2.47566" calcext:value-type="float">
            <text:p>2.47566</text:p>
          </table:table-cell>
          <table:table-cell office:value-type="float" office:value="8.88283" calcext:value-type="float">
            <text:p>8.8828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, delta=0.01: 535x1364x5985 (Wu, 1995)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42:25 id:226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office:value-type="float" office:value="2.529775" calcext:value-type="float">
            <text:p>2.529775</text:p>
          </table:table-cell>
          <table:table-cell office:value-type="float" office:value="8.919299" calcext:value-type="float">
            <text:p>8.919299</text:p>
          </table:table-cell>
          <table:table-cell table:style-name="ce11" office:value-type="string" calcext:value-type="string">
            <text:p>5x5x5, Infeasible problem (MOSEK)</text:p>
          </table:table-cell>
          <table:table-cell office:value-type="string" calcext:value-type="string">
            <text:p>Req grid for T=10, delta=0.1: 54x137x599 (Wu, 1995)</text:p>
          </table:table-cell>
        </table:table-row>
        <table:table-row table:style-name="ro1">
          <table:table-cell table:style-name="ce4" office:value-type="string" calcext:value-type="string">
            <text:p>ipend(1,2,1,10,5;2,0.4,1.2;1)</text:p>
          </table:table-cell>
          <table:table-cell table:style-name="ce8" office:value-type="string" calcext:value-type="string">
            <text:p>2020.03.31. Tuesday 16:43:58 id:226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74407970344914" calcext:value-type="float">
            <text:p>0.874407970344914</text:p>
          </table:table-cell>
          <table:table-cell table:style-name="ce8" office:value-type="float" office:value="77.816458" calcext:value-type="float">
            <text:p>77.816458</text:p>
          </table:table-cell>
          <table:table-cell table:style-name="ce8" office:value-type="float" office:value="92.614879" calcext:value-type="float">
            <text:p>92.614879</text:p>
          </table:table-cell>
          <table:table-cell table:style-name="ce8" office:value-type="string" calcext:value-type="string">
            <text:p>Successfully solved (MOSEK)</text:p>
          </table:table-cell>
          <table:table-cell table:style-name="ce15" office:value-type="string" calcext:value-type="string">
            <text:p>Descriptor - primal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45:44 id:2261</text:p>
          </table:table-cell>
          <table:table-cell office:value-type="float" office:value="0" calcext:value-type="float">
            <text:p>0</text:p>
          </table:table-cell>
          <table:table-cell office:value-type="float" office:value="0.874385665021191" calcext:value-type="float">
            <text:p>0.874385665021191</text:p>
          </table:table-cell>
          <table:table-cell office:value-type="float" office:value="95.417716" calcext:value-type="float">
            <text:p>95.417716</text:p>
          </table:table-cell>
          <table:table-cell office:value-type="float" office:value="104.953068" calcext:value-type="float">
            <text:p>104.95306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</table:table-row>
        <table:table-row table:style-name="ro1">
          <table:table-cell table:style-name="ce5" office:value-type="string" calcext:value-type="string">
            <text:p>ipend(1,2,1,10,5;2,0.4,1.2;1)</text:p>
          </table:table-cell>
          <table:table-cell table:style-name="ce9" office:value-type="string" calcext:value-type="string">
            <text:p>2020.03.31. Tuesday 16:47:33 id:22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74385665021191" calcext:value-type="float">
            <text:p>0.874385665021191</text:p>
          </table:table-cell>
          <table:table-cell table:style-name="ce9" office:value-type="float" office:value="95.575402" calcext:value-type="float">
            <text:p>95.575402</text:p>
          </table:table-cell>
          <table:table-cell table:style-name="ce9" office:value-type="float" office:value="109.070477" calcext:value-type="float">
            <text:p>109.070477</text:p>
          </table:table-cell>
          <table:table-cell table:style-name="ce9" office:value-type="string" calcext:value-type="string">
            <text:p>Successfully solved (MOSEK)</text:p>
          </table:table-cell>
          <table:table-cell table:style-name="ce16" office:value-type="string" calcext:value-type="string">
            <text:p>Descriptor - dual explicit LMI form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47:54 id:2261</text:p>
          </table:table-cell>
          <table:table-cell office:value-type="float" office:value="0" calcext:value-type="float">
            <text:p>0</text:p>
          </table:table-cell>
          <table:table-cell office:value-type="float" office:value="1.14508313368057" calcext:value-type="float">
            <text:p>1.14508313368057</text:p>
          </table:table-cell>
          <table:table-cell office:value-type="float" office:value="0" calcext:value-type="float">
            <text:p>0</text:p>
          </table:table-cell>
          <table:table-cell office:value-type="float" office:value="20.681674" calcext:value-type="float">
            <text:p>20.681674</text:p>
          </table:table-cell>
          <table:table-cell office:value-type="string" calcext:value-type="string">
            <text:p>Pole: [-2 -2 -2], Length: [2 <text:s/>2 <text:s/>2], Relax: 1, Active: 1</text:p>
          </table:table-cell>
          <table:table-cell office:value-type="string" calcext:value-type="string">
            <text:p>IQCToolbox - ltvs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50:35 id:2261</text:p>
          </table:table-cell>
          <table:table-cell office:value-type="float" office:value="0" calcext:value-type="float">
            <text:p>0</text:p>
          </table:table-cell>
          <table:table-cell office:value-type="float" office:value="1.13861440358552" calcext:value-type="float">
            <text:p>1.13861440358552</text:p>
          </table:table-cell>
          <table:table-cell office:value-type="float" office:value="0" calcext:value-type="float">
            <text:p>0</text:p>
          </table:table-cell>
          <table:table-cell office:value-type="float" office:value="158.602259" calcext:value-type="float">
            <text:p>158.602259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</table:table-row>
        <table:table-row table:style-name="ro1">
          <table:table-cell office:value-type="string" calcext:value-type="string">
            <text:p>ipend(1,2,1,10,5;2,0.4,1.2;1)</text:p>
          </table:table-cell>
          <table:table-cell office:value-type="string" calcext:value-type="string">
            <text:p>2020.03.31. Tuesday 16:55:17 id:2261</text:p>
          </table:table-cell>
          <table:table-cell office:value-type="float" office:value="0.554086961035749" calcext:value-type="float">
            <text:p>0.554086961035749</text:p>
          </table:table-cell>
          <table:table-cell office:value-type="float" office:value="1.13861440358552" calcext:value-type="float">
            <text:p>1.13861440358552</text:p>
          </table:table-cell>
          <table:table-cell office:value-type="float" office:value="0" calcext:value-type="float">
            <text:p>0</text:p>
          </table:table-cell>
          <table:table-cell office:value-type="float" office:value="282.380403" calcext:value-type="float">
            <text:p>282.380403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</table:table-row>
        <table:table-row table:style-name="ro1">
          <table:table-cell table:style-name="ce4" office:value-type="string" calcext:value-type="string">
            <text:p>ipend(1,2,1,10,5;2,0.4,1.2;1)</text:p>
          </table:table-cell>
          <table:table-cell table:style-name="ce8" office:value-type="string" calcext:value-type="string">
            <text:p>2020.03.31. Tuesday 17:17:51 id:226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7013247959827" calcext:value-type="float">
            <text:p>0.87013247959827</text:p>
          </table:table-cell>
          <table:table-cell table:style-name="ce8" office:value-type="float" office:value="1331.862305" calcext:value-type="float">
            <text:p>1331.862305</text:p>
          </table:table-cell>
          <table:table-cell table:style-name="ce8" office:value-type="float" office:value="1353.281711" calcext:value-type="float">
            <text:p>1353.281711</text:p>
          </table:table-cell>
          <table:table-cell table:style-name="ce8" office:value-type="string" calcext:value-type="string">
            <text:p>Successfully solved (MOSEK)</text:p>
          </table:table-cell>
          <table:table-cell table:style-name="ce15" office:value-type="string" calcext:value-type="string">
            <text:p>Polytopic a. with Finsler (old)</text:p>
          </table:table-cell>
        </table:table-row>
        <table:table-row table:style-name="ro1">
          <table:table-cell table:style-name="ce5" office:value-type="string" calcext:value-type="string">
            <text:p>ipend(1,2,1,10,5;2,0.4,1.2;1)</text:p>
          </table:table-cell>
          <table:table-cell table:style-name="ce9" office:value-type="string" calcext:value-type="string">
            <text:p>2020.03.31. Tuesday 17:23:27 id:22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65453748523684" calcext:value-type="float">
            <text:p>0.865453748523684</text:p>
          </table:table-cell>
          <table:table-cell table:style-name="ce9" office:value-type="float" office:value="302.242334" calcext:value-type="float">
            <text:p>302.242334</text:p>
          </table:table-cell>
          <table:table-cell table:style-name="ce9" office:value-type="float" office:value="336.373514" calcext:value-type="float">
            <text:p>336.373514</text:p>
          </table:table-cell>
          <table:table-cell table:style-name="ce9" office:value-type="string" calcext:value-type="string">
            <text:p>Successfully solved (MOSEK)</text:p>
          </table:table-cell>
          <table:table-cell table:style-name="ce16" office:value-type="string" calcext:value-type="string">
            <text:p>Polytopic a. with Fins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31T18:10:36.975308806</dc:date>
    <meta:editing-duration>PT7M17S</meta:editing-duration>
    <meta:editing-cycles>3</meta:editing-cycles>
    <meta:document-statistic meta:table-count="1" meta:cell-count="144" meta:object-count="0"/>
  </office:meta>
</office:document-meta>
</file>